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Tahoma1" svg:font-family="Tahoma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>
      <style:paragraph-properties fo:line-height="150%"/>
      <style:text-properties fo:font-style="normal" style:font-style-asian="normal" style:font-style-complex="normal"/>
    </style:style>
    <style:style style:name="P7" style:family="paragraph" style:parent-style-name="Standard" style:list-style-name="L2">
      <style:paragraph-properties fo:line-height="150%"/>
      <style:text-properties fo:font-style="normal" style:font-style-asian="normal" style:font-style-complex="normal"/>
    </style:style>
    <style:style style:name="P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T1" style:family="text">
      <style:text-properties fo:font-variant="normal" fo:text-transform="none" fo:color="#4078c0" style:text-line-through-style="none" style:font-name="Helvetica Neue" fo:font-size="12pt" fo:letter-spacing="normal" fo:font-style="normal" style:text-underline-style="none" fo:font-weight="normal" style:text-blinking="false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ment lancer l'application:</text:p>
      <text:p text:style-name="P2"/>
      <text:p text:style-name="P3">Si node et npm sont déjà installés vous pouvez vous rendre au point 4.</text:p>
      <text:p text:style-name="P3"/>
      <text:p text:style-name="P3">S'assurer que tous les éléments suivants soient installés:</text:p>
      <text:p text:style-name="P3"/>
      <text:list xml:id="list6866339745663762075" text:style-name="L1">
        <text:list-item>
          <text:p text:style-name="P5"><text:span text:style-name="T2">Installer Node selon votre système d'exploitation</text:span></text:p>
          <text:list>
            <text:list-item>
              <text:p text:style-name="P5"><text:span text:style-name="T2">Sur windows: </text:span><text:a xlink:type="simple" xlink:href="http://nodejs.org/download/" text:style-name="Internet_20_link" text:visited-style-name="Visited_20_Internet_20_Link"><text:span text:style-name="T1">http://nodejs.org/download/</text:span></text:a> </text:p>
            </text:list-item>
            <text:list-item>
              <text:p text:style-name="P5">Sur Mac: <text:a xlink:type="simple" xlink:href="http://nodejs.org/download/" text:style-name="Internet_20_link" text:visited-style-name="Visited_20_Internet_20_Link"><text:span text:style-name="T1">http://nodejs.org/download/</text:span></text:a> </text:p>
            </text:list-item>
            <text:list-item>
              <text:p text:style-name="P5">Sur Unbuntu 14.04: <text:span text:style-name="T4">sudo apt-get update, sudo apt-get install nodejs, sudo apt-get install npm</text:span></text:p>
            </text:list-item>
          </text:list>
        </text:list-item>
        <text:list-item>
          <text:p text:style-name="P5">Vérifier que node est correctement installé: <text:span text:style-name="T4">node -v</text:span></text:p>
        </text:list-item>
        <text:list-item>
          <text:p text:style-name="P5">Vérifier que NPM est correctement installé: <text:span text:style-name="T4">npm -v</text:span></text:p>
        </text:list-item>
        <text:list-item>
          <text:p text:style-name="P5">Installer les libraries node via la commande suivante dans répertoire du projet: <text:span text:style-name="T4">npm install</text:span></text:p>
        </text:list-item>
        <text:list-item>
          <text:p text:style-name="P5">Pour lancer l'application, ouvrir un terminal dans le répertoire racine du projet. Écrire ensuite: <text:span text:style-name="T4">npm start</text:span></text:p>
        </text:list-item>
        <text:list-item>
          <text:p text:style-name="P5">Ouvrir chrome et écrire: l<text:span text:style-name="T4">ocalhost:8080</text:span></text:p>
        </text:list-item>
      </text:list>
      <text:p text:style-name="P4"><text:span text:style-name="T4"/></text:p>
      <text:p text:style-name="P4"><text:span text:style-name="T4"/></text:p>
      <text:p text:style-name="P8"><text:span text:style-name="T3">Pour éviter d'avoir plusieurs erreurs dans la console, vous allez devoir installer le plugin du</text:span><text:span text:style-name="T4"> </text:span><text:span text:style-name="T5">ChromeCast</text:span><text:span text:style-name="T4"> : </text:span></text:p>
      <text:p text:style-name="P4"><text:span text:style-name="T4"/></text:p>
      <text:p text:style-name="P6">Vous avez maintenant accès à l'application web. Voici donc la liste des éléments que vous pouvez voir pour livrable 1 dans l'application.</text:p>
      <text:p text:style-name="P6"/>
      <text:list xml:id="list4192448106631346013" text:style-name="L2">
        <text:list-item>
          <text:p text:style-name="P7">Tout d'abord, vous arrivez sur la page d'accueil. Vous pouvez voir 2 carrousels. Le premier étant les derniers films qui sont sortis. En passant la souris par-dessus, vous pouvez voir un "overlay" avec une petite description ainsi que la bande-annonce du film associé. </text:p>
        </text:list-item>
        <text:list-item>
          <text:p text:style-name="P7">Le deuxième carrousel, c'est une liste de film que vous souhaitez visionner.</text:p>
        </text:list-item>
        <text:list-item>
          <text:p text:style-name="P7">Dans le haut à droite complètement vous avez un avatar avec le nom de l'utilisateur. Si vous cliquez sur le nom, vous allez avoir 3 liens qui vont rediriger vers les watchlist, les settings et vous permettes de vous déconnecter. </text:p>
        </text:list-item>
        <text:list-item>
          <text:p text:style-name="P7">À gauche de l'avatar, vous avez une loupe. Vous pouvez cliquer dessus et cela vous permet <text:soft-page-break/>d'entrer des éléments pour la recherche.</text:p>
        </text:list-item>
        <text:list-item>
          <text:p text:style-name="P7">Dans le menu, vous avez 4 options. Le "Home" permet de retourner à la page d'accueil en tout temps</text:p>
        </text:list-item>
        <text:list-item>
          <text:p text:style-name="P7">L'onglet "Movie" redirige pour l'instant vers une page avec un bouton qui mène à une page de "Movie". </text:p>
        </text:list-item>
        <text:list-item>
          <text:p text:style-name="P7">L'onglet "Tv-Shows" redirige pour l'instant vers une page avec un bouton qui mène à une page de "Tv-Shows".</text:p>
        </text:list-item>
        <text:list-item>
          <text:p text:style-name="P7">L'onglet "Actors" redirige vers une page avec un bouton qui mène vers une page "Actor".</text:p>
        </text:list-item>
        <text:list-item>
          <text:p text:style-name="P7">Pour le second livrable, il sera possible de fermer ses pages en cliquant sur le X bleu pour fermer la fenêtre et revoir la fenêtre des "movie" par exemple.</text:p>
        </text:list-item>
      </text:list>
      <text:p text:style-name="P6"/>
      <text:p text:style-name="P6">Nous avons utilisé Angular et toutes les données sont enregistré dans les contrôleurs aucun appel à un API n’est fait en ce moment. La structure est divisée en morceau. Vous avez fait le tour de l'application :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Tahoma1" svg:font-family="Tahoma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Arial Unicode MS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37S</meta:editing-duration>
    <meta:editing-cycles>3</meta:editing-cycles>
    <meta:generator>OpenOffice/4.1.1$Win32 OpenOffice.org_project/411m6$Build-9775</meta:generator>
    <dc:date>2015-09-26T14:59:48.27</dc:date>
    <meta:document-statistic meta:table-count="0" meta:image-count="0" meta:object-count="0" meta:page-count="2" meta:paragraph-count="24" meta:word-count="412" meta:character-count="2466"/>
    <dc:creator>Martin Savoie</dc:creator>
    <meta:user-defined meta:name="Info 1"/>
    <meta:user-defined meta:name="Info 2"/>
    <meta:user-defined meta:name="Info 3"/>
    <meta:user-defined meta:name="Info 4"/>
  </office:meta>
</office:document-meta>
</file>